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92a" officeooo:paragraph-rsid="00063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1-2-26 遗留问题</text:p>
      <text:p text:style-name="P1">1.未能解决绝对路径化成相对路径的问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20:54:24.250163864</meta:creation-date>
    <dc:date>2021-02-26T20:55:29.111250358</dc:date>
    <meta:editing-duration>PT1M6S</meta:editing-duration>
    <meta:editing-cycles>1</meta:editing-cycles>
    <meta:document-statistic meta:table-count="0" meta:image-count="0" meta:object-count="0" meta:page-count="1" meta:paragraph-count="2" meta:word-count="23" meta:character-count="33" meta:non-whitespace-character-count="32"/>
    <meta:generator>LibreOffice/6.0.7.3$Linux_X86_64 LibreOffice_project/00m0$Build-3</meta:generator>
  </office:meta>
</office:document-meta>
</file>